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2"/>
    </style:style>
    <style:style style:name="P2" style:family="paragraph" style:parent-style-name="Project_20_Body">
      <style:text-properties officeooo:paragraph-rsid="00661edd"/>
    </style:style>
    <style:style style:name="P3" style:family="paragraph" style:parent-style-name="Project_20_Body">
      <style:text-properties officeooo:paragraph-rsid="00661edd" style:font-size-complex="18pt"/>
    </style:style>
    <style:style style:name="P4" style:family="paragraph" style:parent-style-name="Project_20_Body">
      <style:paragraph-properties fo:text-align="end" style:justify-single-word="false"/>
      <style:text-properties officeooo:paragraph-rsid="00661edd" style:font-size-complex="18pt"/>
    </style:style>
    <style:style style:name="P5" style:family="paragraph" style:parent-style-name="Project_20_Body">
      <style:paragraph-properties fo:text-align="end" style:justify-single-word="false"/>
      <style:text-properties officeooo:rsid="006f1e5d" officeooo:paragraph-rsid="006f1e5d" style:font-size-complex="18pt"/>
    </style:style>
    <style:style style:name="P6" style:family="paragraph" style:parent-style-name="Project_20_Body">
      <style:paragraph-properties fo:text-align="end" style:justify-single-word="false"/>
      <style:text-properties fo:font-weight="bold" officeooo:rsid="006f1e5d" officeooo:paragraph-rsid="006f1e5d" style:font-weight-asian="bold" style:font-size-complex="18pt" style:font-weight-complex="bold"/>
    </style:style>
    <style:style style:name="P7" style:family="paragraph" style:parent-style-name="Project_20_Body">
      <style:text-properties officeooo:paragraph-rsid="0072779b"/>
    </style:style>
    <style:style style:name="P8" style:family="paragraph" style:parent-style-name="Project_20_Body">
      <style:text-properties officeooo:paragraph-rsid="00736919"/>
    </style:style>
    <style:style style:name="P9" style:family="paragraph" style:parent-style-name="Project_20_Body">
      <style:text-properties fo:font-variant="normal" fo:text-transform="none" style:font-name="Times New Roman2" fo:letter-spacing="normal" fo:font-style="normal" fo:font-weight="normal" officeooo:rsid="0072779b" officeooo:paragraph-rsid="0072779b"/>
    </style:style>
    <style:style style:name="P10" style:family="paragraph" style:parent-style-name="Project_20_Title">
      <style:text-properties officeooo:rsid="0072779b" officeooo:paragraph-rsid="0072779b"/>
    </style:style>
    <style:style style:name="T1" style:family="text">
      <style:text-properties fo:font-weight="bold" style:font-weight-asian="bold" style:font-size-complex="18pt"/>
    </style:style>
    <style:style style:name="T2" style:family="text">
      <style:text-properties fo:font-weight="bold" officeooo:rsid="006927d2" style:font-weight-asian="bold" style:font-size-complex="18pt"/>
    </style:style>
    <style:style style:name="T3" style:family="text">
      <style:text-properties fo:font-weight="bold" officeooo:rsid="00697280" style:font-weight-asian="bold" style:font-size-complex="18pt" style:font-weight-complex="bold"/>
    </style:style>
    <style:style style:name="T4" style:family="text">
      <style:text-properties fo:font-weight="bold" officeooo:rsid="00786120" style:font-weight-asian="bold" style:font-size-complex="18pt"/>
    </style:style>
    <style:style style:name="T5" style:family="text">
      <style:text-properties style:font-size-complex="18pt"/>
    </style:style>
    <style:style style:name="T6" style:family="text">
      <style:text-properties officeooo:rsid="00661edd" style:font-size-complex="18pt"/>
    </style:style>
    <style:style style:name="T7" style:family="text">
      <style:text-properties officeooo:rsid="00675f42" style:font-size-complex="18pt"/>
    </style:style>
    <style:style style:name="T8" style:family="text">
      <style:text-properties officeooo:rsid="006927d2" style:font-size-complex="18pt"/>
    </style:style>
    <style:style style:name="T9" style:family="text">
      <style:text-properties officeooo:rsid="00697280" style:font-size-complex="18pt"/>
    </style:style>
    <style:style style:name="T10" style:family="text">
      <style:text-properties officeooo:rsid="006d13e9" style:font-size-complex="18pt"/>
    </style:style>
    <style:style style:name="T11" style:family="text">
      <style:text-properties fo:font-variant="normal" fo:text-transform="none" fo:color="#000000" style:font-name="Times New Roman2" fo:font-size="12pt" fo:letter-spacing="normal" fo:font-style="normal" fo:font-weight="bold" officeooo:rsid="00697280" style:font-size-asian="12pt" style:font-weight-asian="bold" style:font-size-complex="12pt" style:font-weight-complex="bold"/>
    </style:style>
    <style:style style:name="T12" style:family="text">
      <style:text-properties fo:font-variant="normal" fo:text-transform="none" fo:color="#000000" style:font-name="Times New Roman2" fo:font-size="12pt" fo:letter-spacing="normal" fo:font-style="normal" fo:font-weight="bold" officeooo:rsid="00786120" style:font-size-asian="12pt" style:font-weight-asian="bold" style:font-size-complex="12pt" style:font-weight-complex="bold"/>
    </style:style>
    <style:style style:name="T13" style:family="text">
      <style:text-properties fo:font-variant="normal" fo:text-transform="none" fo:color="#000000" style:font-name="Times New Roman2" fo:font-size="12pt" fo:letter-spacing="normal" fo:font-style="normal" fo:font-weight="bold" officeooo:rsid="00697280" style:font-size-asian="12pt" style:font-weight-asian="bold" style:font-size-complex="18pt" style:font-weight-complex="bold"/>
    </style:style>
    <style:style style:name="T14" style:family="text">
      <style:text-properties fo:font-variant="normal" fo:text-transform="none" fo:color="#000000" style:font-name="Times New Roman2" fo:font-size="12pt" fo:letter-spacing="normal" fo:font-style="normal" fo:font-weight="bold" officeooo:rsid="00769d67" style:font-size-asian="12pt" style:font-weight-asian="bold" style:font-size-complex="18pt" style:font-weight-complex="bold"/>
    </style:style>
    <style:style style:name="T15" style:family="text">
      <style:text-properties fo:font-variant="normal" fo:text-transform="none" fo:color="#000000" style:font-name="Times New Roman2" fo:font-size="12pt" fo:letter-spacing="normal" fo:font-style="normal" fo:font-weight="bold" officeooo:rsid="00786120" style:font-size-asian="12pt" style:font-weight-asian="bold" style:font-size-complex="18pt" style:font-weight-complex="bold"/>
    </style:style>
    <style:style style:name="T16" style:family="text">
      <style:text-properties fo:font-variant="normal" fo:text-transform="none" fo:color="#000000" style:font-name="Times New Roman2" fo:font-size="12pt" fo:letter-spacing="normal" fo:font-style="normal" fo:font-weight="bold" officeooo:rsid="007abced" style:font-size-asian="12pt" style:font-weight-asian="bold" style:font-size-complex="18pt" style:font-weight-complex="bold"/>
    </style:style>
    <style:style style:name="T17" style:family="text">
      <style:text-properties fo:font-variant="normal" fo:text-transform="none" fo:color="#000000" style:font-name="Times New Roman2" fo:font-size="12pt" fo:letter-spacing="normal" fo:font-style="normal" fo:font-weight="normal" officeooo:rsid="00697280" style:font-size-asian="12pt" style:font-weight-asian="normal" style:font-size-complex="18pt" style:font-weight-complex="normal"/>
    </style:style>
    <style:style style:name="T18" style:family="text">
      <style:text-properties fo:font-variant="normal" fo:text-transform="none" fo:color="#000000" style:font-name="Times New Roman2" fo:font-size="12pt" fo:letter-spacing="normal" fo:font-style="normal" fo:font-weight="normal" officeooo:rsid="006c64cf" style:font-size-asian="12pt" style:font-weight-asian="normal" style:font-size-complex="18pt" style:font-weight-complex="normal"/>
    </style:style>
    <style:style style:name="T19" style:family="text">
      <style:text-properties fo:font-variant="normal" fo:text-transform="none" fo:color="#000000" style:font-name="Times New Roman2" fo:font-size="12pt" fo:letter-spacing="normal" fo:font-style="normal" fo:font-weight="normal" officeooo:rsid="00782f6f" style:font-size-asian="12pt" style:font-weight-asian="normal" style:font-size-complex="18pt" style:font-weight-complex="normal"/>
    </style:style>
    <style:style style:name="T20" style:family="text">
      <style:text-properties fo:font-variant="normal" fo:text-transform="none" fo:color="#000000" style:font-name="Times New Roman2" fo:font-size="12pt" fo:letter-spacing="normal" fo:font-style="normal" fo:font-weight="normal" officeooo:rsid="007abced" style:font-size-asian="12pt" style:font-weight-asian="normal" style:font-size-complex="18pt" style:font-weight-complex="normal"/>
    </style:style>
    <style:style style:name="T21" style:family="text">
      <style:text-properties fo:font-variant="normal" fo:text-transform="none" style:font-name="Times New Roman2" fo:letter-spacing="normal" fo:font-style="normal" fo:font-weight="normal" officeooo:rsid="0072779b"/>
    </style:style>
    <style:style style:name="T22" style:family="text">
      <style:text-properties fo:font-variant="normal" fo:text-transform="none" style:font-name="Times New Roman2" fo:letter-spacing="normal" fo:font-style="normal" fo:font-weight="normal" officeooo:rsid="00736919"/>
    </style:style>
    <style:style style:name="T23" style:family="text">
      <style:text-properties fo:font-variant="normal" fo:text-transform="none" style:font-name="Times New Roman2" fo:letter-spacing="normal" fo:font-style="normal" fo:font-weight="normal" officeooo:rsid="007b2e50"/>
    </style:style>
    <style:style style:name="T24" style:family="text">
      <style:text-properties fo:font-variant="normal" fo:text-transform="none" style:font-name="Times New Roman2" fo:letter-spacing="normal" fo:font-style="normal" fo:font-weight="normal" officeooo:rsid="007b984e"/>
    </style:style>
    <style:style style:name="T25" style:family="text">
      <style:text-properties officeooo:rsid="007277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0">ABSTRACT</text:p>
      <text:p text:style-name="P7"><text:tab/><text:span text:style-name="T25">Anomaly detection refers to the problem of finding patterns in data that do not conform to expected behavior. These non-conforming patterns are often referred to as anomalies or outliers. Intrusion <text:s/>detection <text:s/>in <text:s/>computer <text:s/>networks <text:s/>is <text:s/>the <text:s/>process <text:s/>of <text:s/>monitoring <text:s/>for <text:s/>and <text:s/>identifying attempted unauthorized system access or manipulation. </text:span><text:span text:style-name="T21">This <text:s/>project examines <text:s/>the <text:s/>application <text:s/>of <text:s/>Statistical <text:s/>Modeling <text:s/>for <text:s/>detecting <text:s/>intrusions <text:s/>in computer <text:s/>networks.</text:span></text:p>
      <text:p text:style-name="P9"><text:tab/>Currently, <text:s/>a <text:s/>rule <text:s/>based <text:s/>Network <text:s/>Intrusion <text:s/>Detection <text:s/>System <text:s/>(NIDS) relies on the details of previously known attacks. By knowing the attack vector, rules can <text:s/>be <text:s/>implemented <text:s/>in <text:s/>the <text:s/>firewall <text:s/>and/or <text:s/>other defense tools to recognize the <text:s/>attack and appropriately counter it. However the main drawbacks of this system are - New unknown attacks cannot be countered effectively till encountered and Damage to the system rendering any future counters to the attack useless.</text:p>
      <text:p text:style-name="P8"><text:span text:style-name="T21"><text:tab/></text:span><text:span text:style-name="T22">We <text:s/>propose a <text:s/>small </text:span><text:span text:style-name="T23">lightweight</text:span><text:span text:style-name="T22"> <text:s/>NIDS, which <text:s/>is <text:s/>a method <text:s/>to <text:s/>detect and <text:s/>identify <text:s/>attacks. <text:s/>It <text:s/>will <text:s/>concentrate <text:s/>on <text:s/>a <text:s/>limited <text:s/>category <text:s/>of <text:s/>attacks <text:s/>from <text:s/>standard <text:s/>datasets containing well established and tested attack vectors, <text:s/></text:span><text:span text:style-name="T24">with considerations to latency</text:span><text:span text:style-name="T22">. The network will be modeled by the NIDS using <text:s text:c="2"/>machine <text:s text:c="2"/>learning <text:s text:c="2"/>algorithms <text:s text:c="2"/>based <text:s text:c="2"/>on <text:s text:c="2"/>Naive Bayes <text:s text:c="2"/>Models. <text:s/></text:span></text:p>
      <text:p text:style-name="Project_20_Title"/>
      <text:p text:style-name="Project_20_Title"/>
      <text:p text:style-name="Project_20_Title"/>
      <text:p text:style-name="Project_20_Title"/>
      <text:p text:style-name="Project_20_Title"/>
      <text:p text:style-name="Project_20_Title"/>
      <text:p text:style-name="Project_20_Title"/>
      <text:p text:style-name="Project_20_Title"/>
      <text:p text:style-name="Project_20_Title"/>
      <text:p text:style-name="Project_20_Title"><text:soft-page-break/></text:p>
      <text:p text:style-name="Project_20_Title">ACKNOWLEDGEMENT</text:p>
      <text:p text:style-name="P2"><text:tab/><text:span text:style-name="T5">We are happy to present this project after completing it successfully. This project would not have been possible without the guidance, assistance and suggestions of many individuals. We would like to express our deep sense of gratitude and indebtedness to each <text:s/></text:span><text:span text:style-name="T6">person</text:span><text:span text:style-name="T5"> who has helped us make this project a success.</text:span></text:p>
      <text:p text:style-name="P2"><text:span text:style-name="T5"><text:tab/>We heartily thank our</text:span><text:span text:style-name="T1"> Principal, Dr. R V R</text:span><text:span text:style-name="T4">anganath</text:span><text:span text:style-name="T1">,</text:span><text:span text:style-name="T5"> </text:span><text:span text:style-name="T1">BMS Institute of Technology</text:span><text:span text:style-name="T5"> for his constant encouragement and inspiration in taking up this project.</text:span></text:p>
      <text:p text:style-name="P2"><text:span text:style-name="T5"><text:tab/>We </text:span><text:span text:style-name="T7">are grateful</text:span><text:span text:style-name="T5"> </text:span><text:span text:style-name="T7">to </text:span><text:span text:style-name="T5">our </text:span><text:span text:style-name="T1">Head of Department, Dr. T</text:span><text:span text:style-name="T4">hippeswamy </text:span><text:span text:style-name="T1">G, Dept. of Computer Science</text:span><text:span text:style-name="T5"> </text:span><text:span text:style-name="T1">and</text:span><text:span text:style-name="T5"> </text:span><text:span text:style-name="T1">Engineering, BMS Institute of Technology</text:span><text:span text:style-name="T5"> for his constant encouragement and inspiration in taking up this project.</text:span></text:p>
      <text:p text:style-name="P2"><text:span text:style-name="T5"><text:tab/>We </text:span><text:span text:style-name="T10">sincerely</text:span><text:span text:style-name="T5"> thank our Project guide</text:span><text:span text:style-name="T1">, Mrs. </text:span><text:span text:style-name="T2">A M</text:span><text:span text:style-name="T4">ari</text:span><text:span text:style-name="T2"> K</text:span><text:span text:style-name="T4">irthima</text:span><text:span text:style-name="T1">, Asst. Professor, Dept. of</text:span><text:span text:style-name="T5"> </text:span><text:span text:style-name="T1">Computer Science and Engineering,</text:span><text:span text:style-name="T5"> for her encouragement and advice throughout the course of the Project work.</text:span></text:p>
      <text:p text:style-name="P2"><text:span text:style-name="T5"><text:tab/>We gracefully thank our Project </text:span><text:span text:style-name="T8">Coordinator</text:span><text:span text:style-name="T5">, </text:span><text:span text:style-name="T1">Mr. R</text:span><text:span text:style-name="T4">ajesh</text:span><text:span text:style-name="T1"> N V, Asst. Professor,</text:span><text:span text:style-name="T5"> </text:span><text:span text:style-name="T1">Dept. of Computer Science and Engineering,</text:span><text:span text:style-name="T5"> for his encouragement and advice throughout the course of the Project work.</text:span></text:p>
      <text:p text:style-name="P2"><text:span text:style-name="T5"><text:tab/></text:span><text:span text:style-name="T9">Our sincere thanks to </text:span><text:span text:style-name="T3">Dr. </text:span><text:span text:style-name="T11">D</text:span><text:span text:style-name="T12">ipti</text:span><text:span text:style-name="T11"> D</text:span><text:span text:style-name="T12">eodhare</text:span><text:span text:style-name="T13">, Scientist </text:span><text:span text:style-name="T16">'G'</text:span><text:span text:style-name="T13">, CAIR </text:span><text:span text:style-name="T14">(DRDO) </text:span><text:span text:style-name="T20">and</text:span><text:span text:style-name="T13"> Mr. S</text:span><text:span text:style-name="T15">hailesh</text:span><text:span text:style-name="T13"> S</text:span><text:span text:style-name="T15">onone</text:span><text:span text:style-name="T13">, Scientist </text:span><text:span text:style-name="T16">'E'</text:span><text:span text:style-name="T13">, CAIR </text:span><text:span text:style-name="T14">(DRDO)</text:span><text:span text:style-name="T13"> </text:span><text:span text:style-name="T17">for providing </text:span><text:span text:style-name="T18">us </text:span><text:span text:style-name="T17">the opportunity </text:span><text:span text:style-name="T19">to </text:span><text:span text:style-name="T17">do this project </text:span><text:span text:style-name="T19">under</text:span><text:span text:style-name="T17"> </text:span><text:span text:style-name="T13">Defense Research &amp; Development Organization.</text:span></text:p>
      <text:p text:style-name="P3"><text:tab/>Special thanks to all the staff members of Computer Science Department for their help and kind co-operation.</text:p>
      <text:p text:style-name="P3"><text:tab/>Lastly we thank our parents and friends for their encouragement and support given to us in order to finish this precious work.</text:p>
      <text:p text:style-name="P4"/>
      <text:p text:style-name="P5"><text:s text:c="34"/></text:p>
      <text:p text:style-name="P6"><text:s text:c="3"/>Mahidhar C <text:s text:c="19"/></text:p>
      <text:p text:style-name="P6">Nitesh A Jain <text:s text:c="17"/></text:p>
      <text:p text:style-name="P6">Padmavathi K <text:s text:c="15"/></text:p>
      <text:p text:style-name="P6">Parthasarathy M Alw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2"/>
    </style:style>
    <style:page-layout style:name="Mpm1">
      <style:page-layout-properties fo:page-width="21.59cm" fo:page-height="27.94cm" style:num-format="i" style:print-orientation="portrait" fo:margin-top="1.91cm" fo:margin-bottom="1.91cm" fo:margin-left="3.18cm" fo:margin-right="2.54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7T08:57:58.125405003</dc:date>
    <meta:editing-duration>PT7H3M48S</meta:editing-duration>
    <meta:editing-cycles>70</meta:editing-cycles>
    <meta:generator>LibreOffice/4.2.4.2$Linux_X86_64 LibreOffice_project/420m0$Build-2</meta:generator>
    <meta:document-statistic meta:table-count="0" meta:image-count="0" meta:object-count="0" meta:page-count="2" meta:paragraph-count="19" meta:word-count="442" meta:character-count="3036" meta:non-whitespace-character-count="2432"/>
  </office:meta>
</office:document-meta>
</file>